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514" officeooo:paragraph-rsid="00051514"/>
    </style:style>
    <style:style style:name="P2" style:family="paragraph" style:parent-style-name="Standard">
      <style:text-properties fo:font-size="10.5pt" officeooo:rsid="00051514" officeooo:paragraph-rsid="00051514" style:font-size-asian="10.5pt" style:font-size-complex="10.5pt"/>
    </style:style>
    <style:style style:name="P3" style:family="paragraph" style:parent-style-name="Standard">
      <style:text-properties fo:font-size="14pt" officeooo:rsid="00051514" officeooo:paragraph-rsid="00051514" style:font-size-asian="14pt" style:font-size-complex="14pt"/>
    </style:style>
    <style:style style:name="P4" style:family="paragraph" style:parent-style-name="Standard">
      <style:text-properties fo:font-size="14pt" officeooo:rsid="00059080" officeooo:paragraph-rsid="00059080" style:font-size-asian="14pt" style:font-size-complex="14pt"/>
    </style:style>
    <style:style style:name="P5" style:family="paragraph" style:parent-style-name="Standard" style:list-style-name="L1">
      <style:text-properties fo:font-size="14pt" officeooo:rsid="00059080" officeooo:paragraph-rsid="00059080" style:font-size-asian="14pt" style:font-size-complex="14pt"/>
    </style:style>
    <style:style style:name="P6" style:family="paragraph" style:parent-style-name="Standard" style:list-style-name="L1">
      <style:text-properties fo:font-size="14pt" officeooo:rsid="00059080" officeooo:paragraph-rsid="0016eac3" style:font-size-asian="14pt" style:font-size-complex="14pt"/>
    </style:style>
    <style:style style:name="P7" style:family="paragraph" style:parent-style-name="Standard" style:list-style-name="L1">
      <style:text-properties fo:font-size="14pt" officeooo:rsid="00059080" officeooo:paragraph-rsid="000d2b0b" style:font-size-asian="14pt" style:font-size-complex="14pt"/>
    </style:style>
    <style:style style:name="P8" style:family="paragraph" style:parent-style-name="Standard" style:list-style-name="L1">
      <style:text-properties fo:font-size="14pt" officeooo:rsid="00059080" officeooo:paragraph-rsid="000cae77" style:font-size-asian="14pt" style:font-size-complex="14pt"/>
    </style:style>
    <style:style style:name="P9" style:family="paragraph" style:parent-style-name="Standard" style:list-style-name="L1">
      <style:text-properties fo:font-size="14pt" officeooo:rsid="0016eac3" officeooo:paragraph-rsid="0016eac3" style:font-size-asian="14pt" style:font-size-complex="14pt"/>
    </style:style>
    <style:style style:name="P10" style:family="paragraph" style:parent-style-name="Standard">
      <style:text-properties fo:font-size="14pt" officeooo:rsid="00051514" officeooo:paragraph-rsid="0016eac3" style:font-size-asian="14pt" style:font-size-complex="14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059080"/>
    </style:style>
    <style:style style:name="T3" style:family="text">
      <style:text-properties officeooo:rsid="000cae77"/>
    </style:style>
    <style:style style:name="T4" style:family="text">
      <style:text-properties officeooo:rsid="0016eac3"/>
    </style:style>
    <style:style style:name="T5" style:family="text">
      <style:text-properties officeooo:rsid="001b8b4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ar sir/madame,</text:p>
      <text:p text:style-name="P3"/>
      <text:p text:style-name="P3"/>
      <text:p text:style-name="P10"><office:annotation office:name="__Annotation__204_3761678411" loext:resolved="false"><dc:creator>Unknown Author</dc:creator><dc:date>2024-02-23T18:37:31.920346716</dc:date><text:p text:style-name="P11"><text:span text:style-name="T6">Talk more about your passion for tech, innovation, etc. Everything relevant for the job.</text:span></text:p><text:p text:style-name="P11"><text:span text:style-name="T6"/></text:p><text:p text:style-name="P11"><text:span text:style-name="T6">Do some research to see what is relevant for them.</text:span></text:p></office:annotation>I am applying for th<text:span text:style-name="T4">e Platform Engineer</text:span> role, because <text:span text:style-name="T2">I believe I have the necessary skills, qualities and experience to </text:span><text:span text:style-name="T4">carry</text:span><text:span text:style-name="T2"> out the duties to a very high standard.</text:span><office:annotation-end office:name="__Annotation__204_3761678411"/> </text:p>
      <text:p text:style-name="P3"/>
      <text:p text:style-name="P4">Having already worked in similar<text:span text:style-name="T4"> environments</text:span>, I have the knowledge and experience needed to contribute to the team in the fastest time possible. </text:p>
      <text:p text:style-name="P4"/>
      <text:p text:style-name="P4">A brief overview of the skills, qualities and attributes I possess are as follows:</text:p>
      <text:list xml:id="list1902102281" text:style-name="L1">
        <text:list-item>
          <text:p text:style-name="P5"><office:annotation office:name="__Annotation__211_3761678411" loext:resolved="false"><dc:creator>Unknown Author</dc:creator><dc:date>2024-02-23T18:40:51.946247498</dc:date><text:p text:style-name="P11"><text:span text:style-name="T6">Update this list based on the job, company and technical needs.</text:span></text:p><text:p text:style-name="P11"><text:span text:style-name="T6"/></text:p><text:p text:style-name="P11"><text:span text:style-name="T6">Talk about my willing to grow, learn and evolve at this company.</text:span></text:p></office:annotation>An ability to work as part of a team to achieve the company goals and projects;</text:p>
        </text:list-item>
        <text:list-item>
          <text:p text:style-name="P9">An ability to handle projects from initial requirements definition phases to production deployment and monitoring;</text:p>
        </text:list-item>
        <text:list-item>
          <text:p text:style-name="P5">High levels of customer service and care;</text:p>
        </text:list-item>
        <text:list-item>
          <text:p text:style-name="P5">An honest, reliable and disciplined approach to my work, <text:span text:style-name="T4">delivering high quality and well-structured code</text:span>;</text:p>
        </text:list-item>
        <text:list-item>
          <text:p text:style-name="P9">Experience in an environment composed by cloud distributed systems and microservices;</text:p>
        </text:list-item>
        <text:list-item>
          <text:p text:style-name="P9">Experience in working in a fast-paced and continuously changing environment;</text:p>
        </text:list-item>
        <text:list-item>
          <text:p text:style-name="P6">A fast learner who requires little supervision <text:span text:style-name="T4">and who t</text:span>aking responsibility for my ongoing professional development;</text:p>
        </text:list-item>
        <text:list-item>
          <text:p text:style-name="P7">A willingness to <text:span text:style-name="T3">learn, grow and evolve my career at </text:span><text:span text:style-name="T5">Castor</text:span><office:annotation office:name="__Annotation__326_859260396" loext:resolved="false"><dc:creator>Unknown Author</dc:creator><dc:date>2024-03-18T15:13:23.125956271</dc:date><text:p text:style-name="P11"><text:span text:style-name="T6">Change company name</text:span></text:p></office:annotation><office:annotation-end office:name="__Annotation__326_859260396"/>;</text:p>
        </text:list-item>
        <text:list-item>
          <text:p text:style-name="P5">A willingness to take on all tasks, regardless of their complexity;</text:p>
        </text:list-item>
        <text:list-item>
          <text:p text:style-name="P8">A positive and enthusiastic attitude to my work;<office:annotation-end office:name="__Annotation__211_3761678411"/></text:p>
        </text:list-item>
      </text:list>
      <text:p text:style-name="P3"/>
      <text:p text:style-name="P3">I am available for an interview at short notice and <text:span text:style-name="T2">would very much appreciate to demonstrate to you my skills, qualities and experience, and how I can help your business to continually thrive.</text:span></text:p>
      <text:p text:style-name="P3"/>
      <text:p text:style-name="P3">Thank you for considering my application.</text:p>
      <text:p text:style-name="P3"/>
      <text:p text:style-name="P3">Yours faithfully,</text:p>
      <text:p text:style-name="P3">Marian Alexandru Diaconu</text:p>
      <text:p text:style-name="P1"/>
      <text:p text:style-name="P2">Telephone: <text:span text:style-name="T3">0040 724 675 826</text:span></text:p>
      <text:p text:style-name="P1"><text:span text:style-name="T1">Email: </text:span><text:a xlink:type="simple" xlink:href="mailto:marianalexandrudiaconu@gmail.com" text:style-name="Internet_20_link" text:visited-style-name="Visited_20_Internet_20_Link"><text:span text:style-name="T1">marianalexandrudiaconu@gmail.com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4-03-19T17:09:00.009396524</dc:date>
    <meta:editing-duration>PT44M5S</meta:editing-duration>
    <meta:editing-cycles>13</meta:editing-cycles>
    <meta:document-statistic meta:table-count="0" meta:image-count="0" meta:object-count="0" meta:page-count="1" meta:paragraph-count="20" meta:word-count="249" meta:character-count="1555" meta:non-whitespace-character-count="1334"/>
  </office:meta>
</office:document-meta>
</file>